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ckGeneratorMessages.errForOrUntilMustBeGiv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ckGeneratorMessages.errSecondNonInitiateCorrelationSet( String s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ckGeneratorMessages.errEmptyOn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ckGeneratorMessages.errRendezvous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ckGeneratorMessages.errOnAlarmWith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